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4b2" officeooo:paragraph-rsid="0016d4b2"/>
    </style:style>
    <style:style style:name="P2" style:family="paragraph" style:parent-style-name="Standard">
      <style:text-properties officeooo:rsid="001a1acd" officeooo:paragraph-rsid="001a1acd"/>
    </style:style>
    <style:style style:name="P3" style:family="paragraph" style:parent-style-name="Standard">
      <style:text-properties officeooo:rsid="001c14fb" officeooo:paragraph-rsid="001c14fb"/>
    </style:style>
    <style:style style:name="T1" style:family="text">
      <style:text-properties officeooo:rsid="001886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p Module Sensor</text:p>
      <text:p text:style-name="P1">Photo resistor sensor</text:p>
      <text:p text:style-name="P1">tilt switch sensor</text:p>
      <text:p text:style-name="P1">tacking module</text:p>
      <text:p text:style-name="P1">7 color flash module</text:p>
      <text:p text:style-name="P1">relay module</text:p>
      <text:p text:style-name="P1">digital temperature sensor</text:p>
      <text:p text:style-name="P1">shock sensor</text:p>
      <text:p text:style-name="P1">two color LED module (small)</text:p>
      <text:p text:style-name="P1">magic ring module</text:p>
      <text:p text:style-name="P1">finger pulse sensor</text:p>
      <text:p text:style-name="P1">joystick PS2 module</text:p>
      <text:p text:style-name="P1">flame sensor</text:p>
      <text:p text:style-name="P1">temperature and humidity module</text:p>
      <text:p text:style-name="P1">SMD RGB module</text:p>
      <text:p text:style-name="P1">high sensitive voice module</text:p>
      <text:p text:style-name="P1">rotary encoders modul<text:span text:style-name="T1">e</text:span></text:p>
      <text:p text:style-name="P1">metal touch sensor</text:p>
      <text:p text:style-name="P1">active buzzer module</text:p>
      <text:p text:style-name="P1">button module</text:p>
      <text:p text:style-name="P1">Reed switch module</text:p>
      <text:p text:style-name="P1">Obstacle Avoidance Sensor</text:p>
      <text:p text:style-name="P1">laser transmit module</text:p>
      <text:p text:style-name="P1">analog half module</text:p>
      <text:p text:style-name="P1">half magnetic sensor</text:p>
      <text:p text:style-name="P1">linear hall sensor</text:p>
      <text:p text:style-name="P1">RCB LED module</text:p>
      <text:p text:style-name="P1">IR receiver module</text:p>
      <text:p text:style-name="P1">microphone module</text:p>
      <text:p text:style-name="P1">IR emission module</text:p>
      <text:p text:style-name="P1">analog temp module</text:p>
      <text:p text:style-name="P1">temp ds18b20 module</text:p>
      <text:p text:style-name="P1">two color LED module (BIG)</text:p>
      <text:p text:style-name="P1">ball switch module</text:p>
      <text:p text:style-name="P1">passive buzzer module</text:p>
      <text:p text:style-name="P1">Light Break Sensor Module</text:p>
      <text:p text:style-name="P1"/>
      <text:p text:style-name="P1"/>
      <text:p text:style-name="P2">QIOTXXT</text:p>
      <text:p text:style-name="P2"/>
      <text:p text:style-name="P3">Owner accepts all liability for injuries which may occur from handling of their animal. <text:s/>This includes all medical expenses and potential loss of in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15:35.750814629</meta:creation-date>
    <dc:date>2018-02-02T14:09:43.117061836</dc:date>
    <meta:editing-duration>PT1H29M37S</meta:editing-duration>
    <meta:editing-cycles>7</meta:editing-cycles>
    <meta:generator>LibreOffice/5.4.2.2$Linux_X86_64 LibreOffice_project/40m0$Build-2</meta:generator>
    <meta:document-statistic meta:table-count="0" meta:image-count="0" meta:object-count="0" meta:page-count="1" meta:paragraph-count="38" meta:word-count="135" meta:character-count="854" meta:non-whitespace-character-count="756"/>
  </office:meta>
</office:document-meta>
</file>